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16.99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able_20_Contents">
      <style:paragraph-properties fo:margin-top="0cm" fo:margin-bottom="0.499cm" style:contextual-spacing="false"/>
    </style:style>
    <style:style style:name="T1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://stackoverflow.com/questions/8886143/an-issue-with-dllmain-in-com-in-proc-dll">An issue with DllMain in COM in-proc DLL</text:a></text:h>
      <text:p text:style-name="Standard"/>
      <text:p text:style-name="Text_20_body">I have developed a C++ DLL-based in-proc COM server and successfully compiled it with MinGW + MSYS. If I compile it with <text:span text:style-name="Source_20_Text">--enable-stdcall-fixup -Wl,DLLMain.def</text:span> switches everything related to COM server works like a charm. However, this way some of the symbols got exported twice:</text:p>
      <text:p text:style-name="Text_20_body">'dlltool -z output.def --export-all-symbols libCOMTest.dll' produces:</text:p>
      <text:p text:style-name="Preformatted_20_Text"><text:span text:style-name="Source_20_Text">EXPORTS</text:span></text:p>
      <text:p text:style-name="Preformatted_20_Text"><text:span text:style-name="Source_20_Text"><text:s text:c="4"/>...</text:span></text:p>
      <text:p text:style-name="Preformatted_20_Text"><text:span text:style-name="Source_20_Text"><text:s text:c="4"/>DeleteCriticalSection@4 @ 14</text:span></text:p>
      <text:p text:style-name="Preformatted_20_Text"><text:span text:style-name="Source_20_Text"><text:s text:c="4"/>DllCanUnloadNow @ 15 DATA</text:span></text:p>
      <text:p text:style-name="Preformatted_20_Text"><text:span text:style-name="Source_20_Text"><text:s text:c="4"/>DllCanUnloadNow@0 @ 16</text:span></text:p>
      <text:p text:style-name="Preformatted_20_Text"><text:span text:style-name="Source_20_Text"><text:s text:c="4"/>DllGetClassObject @ 17 DATA</text:span></text:p>
      <text:p text:style-name="Preformatted_20_Text"><text:span text:style-name="Source_20_Text"><text:s text:c="4"/>DllGetClassObject@12 @ 18</text:span></text:p>
      <text:p text:style-name="Preformatted_20_Text"><text:span text:style-name="Source_20_Text"><text:s text:c="4"/>DllMain @ 19 DATA</text:span></text:p>
      <text:p text:style-name="Preformatted_20_Text"><text:span text:style-name="Source_20_Text"><text:s text:c="4"/>DllMainCRTStartup@12 @ 20</text:span></text:p>
      <text:p text:style-name="Preformatted_20_Text"><text:span text:style-name="Source_20_Text"><text:s text:c="4"/>DllRegisterServer @ 21 DATA</text:span></text:p>
      <text:p text:style-name="Preformatted_20_Text"><text:span text:style-name="Source_20_Text"><text:s text:c="4"/>DllRegisterServer@0 @ 22</text:span></text:p>
      <text:p text:style-name="Preformatted_20_Text"><text:span text:style-name="Source_20_Text"><text:s text:c="4"/>DllUnregisterServer @ 23 DATA</text:span></text:p>
      <text:p text:style-name="Preformatted_20_Text"><text:span text:style-name="Source_20_Text"><text:s text:c="4"/>DllUnregisterServer@0 @ 24</text:span></text:p>
      <text:p text:style-name="Preformatted_20_Text"><text:span text:style-name="Source_20_Text"><text:s text:c="4"/>EnterCriticalSection@4 @ 25</text:span></text:p>
      <text:p text:style-name="P1"><text:span text:style-name="Source_20_Text"><text:s text:c="4"/>...</text:span></text:p>
      <text:p text:style-name="Text_20_body">And the linker generates a few warnings:</text:p>
      <text:p text:style-name="Preformatted_20_Text"><text:span text:style-name="Source_20_Text">Warning: resolving _DllMain by linking to _DllMain@12</text:span></text:p>
      <text:p text:style-name="Preformatted_20_Text"><text:span text:style-name="Source_20_Text">Use --enable-stdcall-fixup to disable these warnings</text:span></text:p>
      <text:p text:style-name="Preformatted_20_Text"><text:span text:style-name="Source_20_Text">Use --disable-stdcall-fixup to disable these fixups</text:span></text:p>
      <text:p text:style-name="Preformatted_20_Text"><text:span text:style-name="Source_20_Text">Warning: resolving _DllGetClassObject by linking to _DllGetClassObject@12</text:span></text:p>
      <text:p text:style-name="Preformatted_20_Text"><text:span text:style-name="Source_20_Text">Warning: resolving _DllCanUnloadNow by linking to _DllCanUnloadNow@0</text:span></text:p>
      <text:p text:style-name="Preformatted_20_Text"><text:span text:style-name="Source_20_Text">Warning: resolving _DllRegisterServer by linking to _DllRegisterServer@0</text:span></text:p>
      <text:p text:style-name="P1"><text:span text:style-name="Source_20_Text">Warning: resolving _DllUnregisterServer by linking to _DllUnregisterServer@0</text:span></text:p>
      <text:p text:style-name="Text_20_body">If I omit these compiler options, the <text:span text:style-name="Source_20_Text">DllMain</text:span> routine got unexported so I can't even register my COM server with <text:span text:style-name="Source_20_Text">regsvr32</text:span> utility.</text:p>
      <text:p text:style-name="Text_20_body">Below are some of the exported symbols of libCOMTest.dll :</text:p>
      <text:p text:style-name="Preformatted_20_Text"><text:span text:style-name="Source_20_Text">EXPORTS</text:span></text:p>
      <text:p text:style-name="Preformatted_20_Text"><text:span text:style-name="Source_20_Text"><text:s text:c="4"/>...</text:span></text:p>
      <text:p text:style-name="Preformatted_20_Text"><text:span text:style-name="Source_20_Text"><text:s text:c="4"/>DeleteCriticalSection@4 @ 14</text:span></text:p>
      <text:p text:style-name="Preformatted_20_Text"><text:span text:style-name="Source_20_Text"><text:s text:c="4"/>DllCanUnloadNow@0 @ 15</text:span></text:p>
      <text:p text:style-name="Preformatted_20_Text"><text:span text:style-name="Source_20_Text"><text:s text:c="4"/>DllGetClassObject@12 @ 16</text:span></text:p>
      <text:p text:style-name="Preformatted_20_Text"><text:span text:style-name="Source_20_Text"><text:s text:c="4"/>DllMainCRTStartup@12 @ 17</text:span></text:p>
      <text:p text:style-name="Preformatted_20_Text"><text:span text:style-name="Source_20_Text"><text:s text:c="4"/>DllRegisterServer@0 @ 18</text:span></text:p>
      <text:p text:style-name="Preformatted_20_Text"><text:span text:style-name="Source_20_Text"><text:s text:c="4"/>DllUnregisterServer@0 @ 19</text:span></text:p>
      <text:p text:style-name="Preformatted_20_Text"><text:span text:style-name="Source_20_Text"><text:s text:c="4"/>EnterCriticalSection@4 @ 20</text:span></text:p>
      <text:p text:style-name="P1"><text:span text:style-name="Source_20_Text"><text:s text:c="4"/>...</text:span></text:p>
      <text:p text:style-name="Text_20_body">As you can see there is no <text:span text:style-name="Source_20_Text">DllMain</text:span> routine in the list.</text:p>
      <text:p text:style-name="Text_20_body">My .def file looks as follows:</text:p>
      <text:p text:style-name="Preformatted_20_Text"><text:span text:style-name="Source_20_Text">LIBRARY <text:s text:c="8"/>libCOMTest</text:span></text:p>
      <text:p text:style-name="Preformatted_20_Text"><text:span text:style-name="Source_20_Text">DESCRIPTION <text:s text:c="4"/>'libCOMTest in-proc server'</text:span></text:p>
      <text:p text:style-name="Preformatted_20_Text"/>
      <text:p text:style-name="Preformatted_20_Text"><text:span text:style-name="Source_20_Text">EXPORTS</text:span></text:p>
      <text:p text:style-name="Preformatted_20_Text"><text:span text:style-name="Source_20_Text"><text:s text:c="12"/>DllMain <text:s text:c="8"/>@1 <text:s/>PRIVATE</text:span></text:p>
      <text:p text:style-name="Preformatted_20_Text"><text:soft-page-break/><text:span text:style-name="Source_20_Text"><text:s text:c="12"/>DllGetClassObject <text:s text:c="2"/>@2 <text:s/>PRIVATE</text:span></text:p>
      <text:p text:style-name="Preformatted_20_Text"><text:span text:style-name="Source_20_Text"><text:s text:c="12"/>DllCanUnloadNow <text:s text:c="4"/>@3 <text:s/>PRIVATE</text:span></text:p>
      <text:p text:style-name="Preformatted_20_Text"><text:span text:style-name="Source_20_Text"><text:s text:c="12"/>DllRegisterServer <text:s text:c="2"/>@4 <text:s/>PRIVATE</text:span></text:p>
      <text:p text:style-name="P1"><text:span text:style-name="Source_20_Text"><text:s text:c="12"/>DllUnregisterServer @5 <text:s/>PRIVATE</text:span></text:p>
      <text:p text:style-name="Text_20_body">What is the reason the <text:span text:style-name="Source_20_Text">DllMain</text:span> routine got unexported without <text:span text:style-name="Source_20_Text">--enable-stdcall-fixup</text:span> compile switch? Are there any special tricks for building of in-proc COM server with MinGW + MSYS?</text:p>
      <text:h text:style-name="Heading_20_2" text:outline-level="2">The solution #1</text:h>
      <text:p text:style-name="Text_20_body">As Hans suggested in his answer, it is possible to use the rename syntax in the .def file as follows:</text:p>
      <text:p text:style-name="Preformatted_20_Text"><text:span text:style-name="Source_20_Text">EXPORTS</text:span></text:p>
      <text:p text:style-name="Preformatted_20_Text"><text:span text:style-name="Source_20_Text"><text:s text:c="4"/>DllGetClassObject <text:s text:c="2"/>= DllGetClassObject@12</text:span></text:p>
      <text:p text:style-name="Preformatted_20_Text"><text:span text:style-name="Source_20_Text"><text:s text:c="4"/>DllCanUnloadNow <text:s text:c="4"/>= DllCanUnloadNow@0</text:span></text:p>
      <text:p text:style-name="Preformatted_20_Text"><text:span text:style-name="Source_20_Text"><text:s text:c="4"/>DllRegisterServer <text:s text:c="2"/>= DllRegisterServer@0</text:span></text:p>
      <text:p text:style-name="P1"><text:span text:style-name="Source_20_Text"><text:s text:c="4"/>DllUnregisterServer = DllUnregisterServer@0</text:span></text:p>
      <text:p text:style-name="Text_20_body">The <text:a xlink:type="simple" xlink:href="http://www.haskell.org/ghc/docs/7.2.1/html/users_guide/win32-dlls.html">guide to building and using Win32 DLLs in Haskell</text:a> suggests just the same.</text:p>
      <text:h text:style-name="Heading_20_2" text:outline-level="2">The solution #2</text:h>
      <text:p text:style-name="Text_20_body">The other way is to make use of the <text:span text:style-name="Source_20_Text">--kill-at</text:span> linker switch to strip out @nn part:</text:p>
      <text:p text:style-name="Preformatted_20_Text"><text:span text:style-name="Source_20_Text">--kill-at</text:span></text:p>
      <text:p text:style-name="Preformatted_20_Text"><text:span text:style-name="Source_20_Text"><text:s text:c="4"/>If given, the stdcall suffixes (@nn) will be stripped from symbols </text:span></text:p>
      <text:p text:style-name="P1"><text:span text:style-name="Source_20_Text"><text:s text:c="4"/>before they are exported. </text:span></text:p>
      <text:p text:style-name="Standard"/>
      <text:p text:style-name="Standard">You don't need to export anything but <text:span text:style-name="Source_20_Text">DllGetClassObject</text:span>, <text:span text:style-name="Source_20_Text">DllCanUnloadNow</text:span>, <text:span text:style-name="Source_20_Text">DllRegisterServer</text:span> and <text:span text:style-name="Source_20_Text">DllUnregisterServer</text:span> to get a working component; all of these need to be the <text:span text:style-name="T1">stdcall</text:span> variants. </text:p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I don't know enough about your build tools but can extrapolate. The linker is complaining because you asked to export "DllRegisterServer" but the compiler actually generated the identifier "DllRegisterServer@0" as required for the stdcall calling convention. That's a mismatch. The --enable-stdcall-fixup option is a workaround for that, putting the linker in 'fuzzy search mode' and allowing it to find a match.</text:p>
            <text:p text:style-name="P2">Getting two exports is sloppy but not actually a problem, whatever code uses these entrypoints is always going to ask for the correct one. Definitely try it without --export-all-symbols. The only other thing you could try is to use the rename syntax in the .def file, not sure if your linker supports it:</text:p>
          </table:table-cell>
        </table:table-row>
      </table:table>
      <text:p text:style-name="Standard"/>
      <text:p text:style-name="P1"><text:span text:style-name="Source_20_Text"><text:s text:c="2"/>DllUnregisterServer=DllUnregisterServer@0 <text:s/>@5 <text:s/>PRIVAT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egoe UI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egoe UI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4S</meta:editing-duration>
    <meta:editing-cycles>5</meta:editing-cycles>
    <meta:generator>LibreOffice/3.6$Windows_x86 LibreOffice_project/2ef5aff-a6fb0ff-166bdff-cf087ad-0f1389</meta:generator>
    <dc:date>2013-01-29T10:06:25.61</dc:date>
    <dc:creator>William Tambellini</dc:creator>
    <meta:document-statistic meta:table-count="1" meta:image-count="0" meta:object-count="0" meta:page-count="2" meta:paragraph-count="66" meta:word-count="518" meta:character-count="3763" meta:non-whitespace-character-count="3096"/>
    <meta:user-defined meta:name="Info 1"/>
    <meta:user-defined meta:name="Info 2"/>
    <meta:user-defined meta:name="Info 3"/>
    <meta:user-defined meta:name="Info 4"/>
  </office:meta>
</office:document-meta>
</file>